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T61" style:family="text">
      <style:text-properties officeooo:rsid="00569c1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8"><text:placeholder text:placeholder-type="text">&lt;line.name[0:108]&gt;</text:placeholder></text:p>
          </table:table-cell>
          <table:table-cell table:style-name="Tabla4.A2" office:value-type="string">
            <text:p text:style-name="P55"><text:span text:style-name="T60"><text:text-input text:description="&lt;for each=&quot;line2 in line.invoice_line_tax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formatLang(line.printed_price_unit)&gt;">9.999,50</text:text-input></text:p>
          </table:table-cell>
          <table:table-cell table:style-name="Tabla4.A2" office:value-type="string">
            <text:p text:style-name="P55"><text:text-input text:description="&lt;formatLang(line.discount)&gt;">10,5</text:text-input>%</text:p>
          </table:table-cell>
          <table:table-cell table:style-name="Tabla4.A2" office:value-type="string">
            <text:p text:style-name="P27"><text:text-input text:description="&lt;formatLang(line.printed_price_net)&gt;">9.999,50</text:text-input></text:p>
          </table:table-cell>
          <table:table-cell table:style-name="Tabla4.A2" office:value-type="string">
            <text:p text:style-name="P54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5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T59" style:family="text">
      <style:text-properties officeooo:rsid="00569c1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3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4">OBSERVACIONES</text:span>: <text:span text:style-name="MT55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span text:style-name="MT59"><text:text-input text:description="&lt;if test=&quot;vat_discriminated&quot;&gt;">If vat discriminated</text:text-input></text:span></text:p>
              <text:p text:style-name="MP49">IVA</text:p>
              <text:p text:style-name="MP50"><text:span text:style-name="MT59"><text:text-input text:description="&lt;/if&gt;">Ennd if</text:text-input></text:span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/>
            </table:table-cell>
            <table:table-cell table:style-name="Tabla6.F3" office:value-type="string">
              <text:p text:style-name="MP53"><text:span text:style-name="MT59"><text:text-input text:description="&lt;if test=&quot;vat_discriminated&quot;&gt;">If vat discriminated</text:text-input></text:span></text:p>
              <text:p text:style-name="MP51"><text:text-input text:description="&lt;formatLang(o.printed_amount_tax)&gt;">99.999,99</text:text-input></text:p>
              <text:p text:style-name="MP54"><text:span text:style-name="MT59"><text:text-input text:description="&lt;/if&gt;">Ennd if</text:text-input></text:span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3T09:25:42.998425087</dc:date>
    <meta:editing-duration>P1DT23H10M24S</meta:editing-duration>
    <meta:editing-cycles>317</meta:editing-cycles>
    <meta:generator>LibreOffice/4.2.6.3$Linux_X86_64 LibreOffice_project/420m0$Build-3</meta:generator>
    <meta:document-statistic meta:table-count="6" meta:image-count="0" meta:object-count="0" meta:page-count="1" meta:paragraph-count="67" meta:word-count="297" meta:character-count="1587" meta:non-whitespace-character-count="1514"/>
  </office:meta>
</office:document-meta>
</file>